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Джои не делится едой</text:p>
      <text:p text:style-name="Standard"/>
      <text:p text:style-name="Standard"/>
      <text:p text:style-name="Standard"><text:s text:c="3"/>喬伊不分享食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n" fo:country="IN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rth Kapadia</meta:initial-creator>
    <meta:creation-date>2020-06-25T14:51:03</meta:creation-date>
    <meta:generator>OpenOffice/4.1.1$Unix OpenOffice.org_project/411m6$Build-9775</meta:generator>
    <meta:document-statistic meta:table-count="0" meta:image-count="0" meta:object-count="0" meta:page-count="1" meta:paragraph-count="2" meta:word-count="11" meta:character-count="30"/>
    <dc:date>2020-06-25T14:52:29</dc:date>
    <dc:creator>Parth Kapadia</dc:creator>
    <meta:editing-duration>PT1M26S</meta:editing-duration>
    <meta:editing-cycles>1</meta:editing-cycles>
  </office:meta>
</office:document-meta>
</file>